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08000042FA4A3C9ED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4.46cm" fo:margin-left="2.54cm" table:align="left" style:writing-mode="lr-tb"/>
    </style:style>
    <style:style style:name="Tabela1.A" style:family="table-column">
      <style:table-column-properties style:column-width="4.551cm"/>
    </style:style>
    <style:style style:name="Tabela1.B" style:family="table-column">
      <style:table-column-properties style:column-width="5.027cm"/>
    </style:style>
    <style:style style:name="Tabela1.C" style:family="table-column">
      <style:table-column-properties style:column-width="4.882cm"/>
    </style:style>
    <style:style style:name="Tabela1.A1" style:family="table-cell">
      <style:table-cell-properties style:vertical-align="top" fo:padding="0.176cm" fo:border="0.035cm solid #000000"/>
    </style:style>
    <style:style style:name="Tabela1.A5" style:family="table-cell">
      <style:table-cell-properties style:vertical-align="top" fo:padding="0.176cm" fo:border-left="0.035cm solid #000000" fo:border-right="0.035cm solid #000000" fo:border-top="none" fo:border-bottom="0.035cm solid #000000"/>
    </style:style>
    <style:style style:name="Tabela2" style:family="table">
      <style:table-properties style:width="14.462cm" fo:margin-left="2.54cm" table:align="left" style:writing-mode="lr-tb"/>
    </style:style>
    <style:style style:name="Tabela2.A" style:family="table-column">
      <style:table-column-properties style:column-width="4.821cm"/>
    </style:style>
    <style:style style:name="Tabela2.A1" style:family="table-cell">
      <style:table-cell-properties style:vertical-align="top" fo:padding="0.176cm" fo:border="0.035cm solid #000000"/>
    </style:style>
    <style:style style:name="Tabela2.B2" style:family="table-cell" style:data-style-name="N37">
      <style:table-cell-properties style:vertical-align="top" fo:padding="0.176cm" fo:border="0.035cm solid #000000"/>
    </style:style>
    <style:style style:name="Tabela2.A4" style:family="table-cell">
      <style:table-cell-properties style:vertical-align="top" fo:padding="0.176cm" fo:border-left="0.035cm solid #000000" fo:border-right="0.035cm solid #000000" fo:border-top="none" fo:border-bottom="0.035cm solid #000000"/>
    </style:style>
    <style:style style:name="Tabela2.B4" style:family="table-cell" style:data-style-name="N37">
      <style:table-cell-properties style:vertical-align="top" fo:padding="0.176cm" fo:border-left="0.035cm solid #000000" fo:border-right="0.035cm solid #000000" fo:border-top="none" fo:border-bottom="0.035cm solid #000000"/>
    </style:style>
    <style:style style:name="Tabela3" style:family="table">
      <style:table-properties style:width="14.393cm" fo:margin-left="2.54cm" table:align="left" style:writing-mode="lr-tb"/>
    </style:style>
    <style:style style:name="Tabela3.A" style:family="table-column">
      <style:table-column-properties style:column-width="11.06cm"/>
    </style:style>
    <style:style style:name="Tabela3.B" style:family="table-column">
      <style:table-column-properties style:column-width="3.334cm"/>
    </style:style>
    <style:style style:name="Tabela3.A1" style:family="table-cell">
      <style:table-cell-properties style:vertical-align="top" fo:padding="0.176cm" fo:border="0.035cm solid #000000"/>
    </style:style>
    <style:style style:name="Tabela3.B2" style:family="table-cell" style:data-style-name="N37">
      <style:table-cell-properties style:vertical-align="top" fo:padding="0.176cm" fo:border="0.035cm solid #000000"/>
    </style:style>
    <style:style style:name="Tabela3.A10" style:family="table-cell">
      <style:table-cell-properties style:vertical-align="top" fo:padding="0.176cm" fo:border-left="0.035cm solid #000000" fo:border-right="0.035cm solid #000000" fo:border-top="none" fo:border-bottom="0.035cm solid #000000"/>
    </style:style>
    <style:style style:name="Tabela3.B10" style:family="table-cell" style:data-style-name="N37">
      <style:table-cell-properties style:vertical-align="top" fo:padding="0.176cm" fo:border-left="0.035cm solid #000000" fo:border-right="0.035cm solid #000000" fo:border-top="none" fo:border-bottom="0.035cm solid #000000"/>
    </style:style>
    <style:style style:name="Tabela4" style:family="table">
      <style:table-properties style:width="18.759cm" fo:margin-left="-1.085cm" table:align="left" style:writing-mode="lr-tb"/>
    </style:style>
    <style:style style:name="Tabela4.A" style:family="table-column">
      <style:table-column-properties style:column-width="4.366cm"/>
    </style:style>
    <style:style style:name="Tabela4.B" style:family="table-column">
      <style:table-column-properties style:column-width="10.398cm"/>
    </style:style>
    <style:style style:name="Tabela4.C" style:family="table-column">
      <style:table-column-properties style:column-width="3.995cm"/>
    </style:style>
    <style:style style:name="Tabela4.A1" style:family="table-cell">
      <style:table-cell-properties style:vertical-align="top" fo:padding="0.176cm" fo:border="0.035cm solid #000000"/>
    </style:style>
    <style:style style:name="Tabela5" style:family="table">
      <style:table-properties style:width="11.88cm" fo:margin-left="0cm" table:align="left" style:writing-mode="lr-tb"/>
    </style:style>
    <style:style style:name="Tabela5.A" style:family="table-column">
      <style:table-column-properties style:column-width="7.197cm"/>
    </style:style>
    <style:style style:name="Tabela5.B" style:family="table-column">
      <style:table-column-properties style:column-width="4.683cm"/>
    </style:style>
    <style:style style:name="Tabela5.A1" style:family="table-cell">
      <style:table-cell-properties style:vertical-align="top" fo:padding="0.176cm" fo:border="0.035cm solid #000000"/>
    </style:style>
    <style:style style:name="Tabela5.B4" style:family="table-cell" style:data-style-name="N0">
      <style:table-cell-properties style:vertical-align="top" fo:padding="0.176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break-before="auto" fo:break-after="auto" style:writing-mode="lr-tb"/>
      <style:text-properties fo:font-size="15pt" fo:font-weight="bold" style:font-size-asian="15pt" style:font-weight-asian="bold" style:font-size-complex="15pt" style:font-weight-complex="bold"/>
    </style:style>
    <style:style style:name="P6" style:family="paragraph" style:parent-style-name="Standard">
      <style:paragraph-properties fo:line-height="100%" fo:text-align="end" style:justify-single-word="false" fo:break-before="auto" fo:break-after="auto"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break-before="auto" fo:break-after="auto" style:writing-mode="lr-tb"/>
      <style:text-properties fo:font-size="14pt" style:font-size-asian="14pt" style:font-size-complex="14pt"/>
    </style:style>
    <style:style style:name="P8" style:family="paragraph" style:parent-style-name="Standard">
      <style:paragraph-properties fo:line-height="100%" fo:break-before="auto" fo:break-after="auto" style:writing-mode="lr-tb"/>
      <style:text-properties fo:color="#ff0000"/>
    </style:style>
    <style:style style:name="P9" style:family="paragraph" style:parent-style-name="Standard">
      <style:paragraph-properties fo:margin-left="0.635cm" fo:margin-right="0cm" fo:line-height="100%" fo:text-indent="0cm" style:auto-text-indent="false" fo:break-before="auto" fo:break-after="auto" style:writing-mode="lr-tb"/>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margin-top="0cm" fo:margin-bottom="0.212cm"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1.905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2.54cm" fo:margin-right="0cm" fo:margin-top="0cm" fo:margin-bottom="0.212cm" fo:line-height="100%" fo:text-align="start" style:justify-single-word="false" fo:orphans="2" fo:widows="2" fo:text-indent="0cm" style:auto-text-indent="false" fo:break-before="auto" fo:break-after="auto" style:writing-mode="lr-tb"/>
    </style:style>
    <style:style style:name="P15" style:family="paragraph" style:parent-style-name="Standard">
      <style:paragraph-properties fo:margin-left="3.81cm" fo:margin-right="0cm" fo:line-height="100%" fo:text-indent="0cm" style:auto-text-indent="false" fo:break-before="auto" fo:break-after="auto" style:writing-mode="lr-tb"/>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0" style:family="paragraph" style:parent-style-name="Standard">
      <style:paragraph-properties fo:margin-left="0.026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1.323cm" fo:margin-right="0cm" fo:line-height="100%" fo:text-indent="0cm" style:auto-text-indent="false" fo:break-before="auto" fo:break-after="auto" style:writing-mode="lr-tb"/>
    </style:style>
    <style:style style:name="P22" style:family="paragraph" style:parent-style-name="Standard">
      <style:paragraph-properties fo:line-height="100%" style:writing-mode="lr-tb"/>
    </style:style>
    <style:style style:name="P23" style:family="paragraph" style:parent-style-name="Heading_20_3">
      <style:paragraph-properties fo:line-height="100%" fo:break-before="auto" fo:break-after="auto" style:writing-mode="lr-tb"/>
    </style:style>
    <style:style style:name="P24" style:family="paragraph" style:parent-style-name="Heading_20_2">
      <style:paragraph-properties fo:line-height="100%" fo:break-before="auto" fo:break-after="auto" style:writing-mode="lr-tb"/>
    </style:style>
    <style:style style:name="P25" style:family="paragraph" style:parent-style-name="Heading_20_2">
      <style:paragraph-properties fo:margin-left="0cm" fo:margin-right="0cm" fo:line-height="100%" fo:text-indent="1.27cm" style:auto-text-indent="false" fo:break-before="auto" fo:break-after="auto" style:writing-mode="lr-tb"/>
    </style:style>
    <style:style style:name="P26" style:family="paragraph" style:parent-style-name="Heading_20_1">
      <style:paragraph-properties fo:line-height="100%" fo:break-before="auto" fo:break-after="auto" style:writing-mode="lr-tb"/>
      <style:text-properties fo:font-size="14pt" style:font-size-asian="14pt" style:font-size-complex="14pt"/>
    </style:style>
    <style:style style:name="P27" style:family="paragraph" style:parent-style-name="Heading_20_1">
      <style:paragraph-properties fo:line-height="100%" fo:break-before="auto" fo:break-after="auto" style:writing-mode="lr-tb"/>
    </style:style>
    <style:style style:name="P28" style:family="paragraph" style:parent-style-name="Standard" style:master-page-name="Standard">
      <style:paragraph-properties fo:line-height="100%" fo:text-align="center" style:justify-single-word="false" style:page-number="auto" fo:break-before="auto" fo:break-after="auto" style:writing-mode="lr-tb"/>
    </style:style>
    <style:style style:name="P2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dade Federal de Goiá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lano</text:span><text:span text:style-name="T1"> </text:span><text:span text:style-name="T1">de</text:span><text:span text:style-name="T1"> </text:span><text:span text:style-name="T1">Projeto</text:span><text:span text:style-name="T1"> - </text:span><text:span text:style-name="T1">SVRI</text:span></text:p>
      <text:p text:style-name="P4"/>
      <text:p text:style-name="P3"/>
      <text:p text:style-name="P3"/>
      <text:p text:style-name="P3"/>
      <text:p text:style-name="P3"/>
      <text:p text:style-name="P3"/>
      <text:p text:style-name="P3"/>
      <text:p text:style-name="P3"/>
      <text:p text:style-name="P3"/>
      <text:p text:style-name="P6"><text:tab/></text:p>
      <text:p text:style-name="P6"/>
      <text:p text:style-name="P6"/>
      <text:p text:style-name="P5"/>
      <text:p text:style-name="P5"/>
      <text:p text:style-name="P5"/>
      <text:p text:style-name="P5"/>
      <text:p text:style-name="P5"/>
      <text:p text:style-name="P5"/>
      <text:p text:style-name="P5"/>
      <text:p text:style-name="P2">Goiânia, maio de 2015</text:p>
      <text:h text:style-name="P26" text:outline-level="10"><text:soft-page-break/></text:h>
      <text:p text:style-name="P9"><text:a xlink:type="simple" xlink:href="#h.sdxwf3fy1npn" text:style-name="Internet_20_link" text:visited-style-name="Visited_20_Internet_20_Link"><text:span text:style-name="T2">1 – </text:span></text:a><text:a xlink:type="simple" xlink:href="#h.sdxwf3fy1npn" text:style-name="Internet_20_link" text:visited-style-name="Visited_20_Internet_20_Link"><text:span text:style-name="T2">Introdução</text:span></text:a></text:p>
      <text:p text:style-name="P10"><text:a xlink:type="simple" xlink:href="#h.mycz1nfc4f6f" text:style-name="Internet_20_link" text:visited-style-name="Visited_20_Internet_20_Link"><text:span text:style-name="T2">1.1 – </text:span></text:a><text:a xlink:type="simple" xlink:href="#h.mycz1nfc4f6f" text:style-name="Internet_20_link" text:visited-style-name="Visited_20_Internet_20_Link"><text:span text:style-name="T2">Objetiv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cumento</text:span></text:a></text:p>
      <text:p text:style-name="P10"><text:a xlink:type="simple" xlink:href="#h.g8lu6ou3r11d" text:style-name="Internet_20_link" text:visited-style-name="Visited_20_Internet_20_Link"><text:span text:style-name="T2">1.2 – </text:span></text:a><text:a xlink:type="simple" xlink:href="#h.g8lu6ou3r11d" text:style-name="Internet_20_link" text:visited-style-name="Visited_20_Internet_20_Link"><text:span text:style-name="T2">Público</text:span></text:a><text:a xlink:type="simple" xlink:href="#h.g8lu6ou3r11d" text:style-name="Internet_20_link" text:visited-style-name="Visited_20_Internet_20_Link"><text:span text:style-name="T2"> </text:span></text:a><text:a xlink:type="simple" xlink:href="#h.g8lu6ou3r11d" text:style-name="Internet_20_link" text:visited-style-name="Visited_20_Internet_20_Link"><text:span text:style-name="T2">Alvo</text:span></text:a></text:p>
      <text:p text:style-name="P9"><text:a xlink:type="simple" xlink:href="#h.rjuj17tu2qyb" text:style-name="Internet_20_link" text:visited-style-name="Visited_20_Internet_20_Link"><text:span text:style-name="T2">2 – </text:span></text:a><text:a xlink:type="simple" xlink:href="#h.rjuj17tu2qyb" text:style-name="Internet_20_link" text:visited-style-name="Visited_20_Internet_20_Link"><text:span text:style-name="T2">Escop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d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Projeto</text:span></text:a></text:p>
      <text:p text:style-name="P10"><text:a xlink:type="simple" xlink:href="#h.tcidu6v6jpe" text:style-name="Internet_20_link" text:visited-style-name="Visited_20_Internet_20_Link"><text:span text:style-name="T2">2.1 – </text:span></text:a><text:a xlink:type="simple" xlink:href="#h.tcidu6v6jpe" text:style-name="Internet_20_link" text:visited-style-name="Visited_20_Internet_20_Link"><text:span text:style-name="T2">Objetivos</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do</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projeto</text:span></text:a></text:p>
      <text:p text:style-name="P10"><text:a xlink:type="simple" xlink:href="#h.7suzp0n4ygul" text:style-name="Internet_20_link" text:visited-style-name="Visited_20_Internet_20_Link"><text:span text:style-name="T2">2.2 – </text:span></text:a><text:a xlink:type="simple" xlink:href="#h.7suzp0n4ygul" text:style-name="Internet_20_link" text:visited-style-name="Visited_20_Internet_20_Link"><text:span text:style-name="T2">Justificativa</text:span></text:a></text:p>
      <text:p text:style-name="P10"><text:a xlink:type="simple" xlink:href="#h.m8ttzp61mcn5" text:style-name="Internet_20_link" text:visited-style-name="Visited_20_Internet_20_Link"><text:span text:style-name="T2">2.3 – </text:span></text:a><text:a xlink:type="simple" xlink:href="#h.m8ttzp61mcn5" text:style-name="Internet_20_link" text:visited-style-name="Visited_20_Internet_20_Link"><text:span text:style-name="T2">Definiçã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d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Escopo</text:span></text:a></text:p>
      <text:p text:style-name="P9"><text:a xlink:type="simple" xlink:href="#h.1mqv96d0eea9" text:style-name="Internet_20_link" text:visited-style-name="Visited_20_Internet_20_Link"><text:span text:style-name="T2">3 – </text:span></text:a><text:a xlink:type="simple" xlink:href="#h.1mqv96d0eea9" text:style-name="Internet_20_link" text:visited-style-name="Visited_20_Internet_20_Link"><text:span text:style-name="T2">Ciclo</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de</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Vida</text:span></text:a><text:a xlink:type="simple" xlink:href="#h.1mqv96d0eea9" text:style-name="Internet_20_link" text:visited-style-name="Visited_20_Internet_20_Link"><text:span text:style-name="T2">/</text:span></text:a><text:a xlink:type="simple" xlink:href="#h.1mqv96d0eea9" text:style-name="Internet_20_link" text:visited-style-name="Visited_20_Internet_20_Link"><text:span text:style-name="T2">Metodologia</text:span></text:a></text:p>
      <text:p text:style-name="P10"><text:a xlink:type="simple" xlink:href="#h.t89nmywzh0qx" text:style-name="Internet_20_link" text:visited-style-name="Visited_20_Internet_20_Link"><text:span text:style-name="T2">3.1 – </text:span></text:a><text:a xlink:type="simple" xlink:href="#h.t89nmywzh0qx" text:style-name="Internet_20_link" text:visited-style-name="Visited_20_Internet_20_Link"><text:span text:style-name="T2">Ciclo</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d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Vida</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suas</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fases</text:span></text:a></text:p>
      <text:p text:style-name="P10"><text:a xlink:type="simple" xlink:href="#h.h46nnp3qkme5" text:style-name="Internet_20_link" text:visited-style-name="Visited_20_Internet_20_Link"><text:span text:style-name="T2">3.2 - </text:span></text:a><text:a xlink:type="simple" xlink:href="#h.h46nnp3qkme5" text:style-name="Internet_20_link" text:visited-style-name="Visited_20_Internet_20_Link"><text:span text:style-name="T2">Metodologia</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senvolvimento</text:span></text:a></text:p>
      <text:p text:style-name="P12"><text:a xlink:type="simple" xlink:href="#h.nz6eby76iy" text:style-name="Internet_20_link" text:visited-style-name="Visited_20_Internet_20_Link"><text:span text:style-name="T2">3.2.1 - </text:span></text:a><text:a xlink:type="simple" xlink:href="#h.nz6eby76iy" text:style-name="Internet_20_link" text:visited-style-name="Visited_20_Internet_20_Link"><text:span text:style-name="T2">Backlog</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de</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produto</text:span></text:a></text:p>
      <text:p text:style-name="P9"><text:a xlink:type="simple" xlink:href="#h.4qgtk6sxaen7" text:style-name="Internet_20_link" text:visited-style-name="Visited_20_Internet_20_Link"><text:span text:style-name="T2">4 – </text:span></text:a><text:a xlink:type="simple" xlink:href="#h.4qgtk6sxaen7" text:style-name="Internet_20_link" text:visited-style-name="Visited_20_Internet_20_Link"><text:span text:style-name="T2">Cronograma</text:span></text:a></text:p>
      <text:p text:style-name="P10"><text:a xlink:type="simple" xlink:href="#h.x0oeg1z023nj" text:style-name="Internet_20_link" text:visited-style-name="Visited_20_Internet_20_Link"><text:span text:style-name="T2">4.1 – </text:span></text:a><text:a xlink:type="simple" xlink:href="#h.x0oeg1z023nj" text:style-name="Internet_20_link" text:visited-style-name="Visited_20_Internet_20_Link"><text:span text:style-name="T2">Definição</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das</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atividades</text:span></text:a></text:p>
      <text:p text:style-name="P10"><text:a xlink:type="simple" xlink:href="#h.j7rfcdfvxtzr" text:style-name="Internet_20_link" text:visited-style-name="Visited_20_Internet_20_Link"><text:span text:style-name="T2">4.2 – </text:span></text:a><text:a xlink:type="simple" xlink:href="#h.j7rfcdfvxtzr" text:style-name="Internet_20_link" text:visited-style-name="Visited_20_Internet_20_Link"><text:span text:style-name="T2">Marcos</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do</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projeto</text:span></text:a></text:p>
      <text:p text:style-name="P9"><text:a xlink:type="simple" xlink:href="#h.hg5aatryqev9" text:style-name="Internet_20_link" text:visited-style-name="Visited_20_Internet_20_Link"><text:span text:style-name="T2">5 – </text:span></text:a><text:a xlink:type="simple" xlink:href="#h.hg5aatryqev9" text:style-name="Internet_20_link" text:visited-style-name="Visited_20_Internet_20_Link"><text:span text:style-name="T2">Recursos</text:span></text:a></text:p>
      <text:p text:style-name="P10"><text:a xlink:type="simple" xlink:href="#h.e6o5uicpw5qe" text:style-name="Internet_20_link" text:visited-style-name="Visited_20_Internet_20_Link"><text:span text:style-name="T2">5.1 - </text:span></text:a><text:a xlink:type="simple" xlink:href="#h.e6o5uicpw5qe" text:style-name="Internet_20_link" text:visited-style-name="Visited_20_Internet_20_Link"><text:span text:style-name="T2">Papéis</text:span></text:a></text:p>
      <text:p text:style-name="P10"><text:a xlink:type="simple" xlink:href="#h.nlnf6bid5zte" text:style-name="Internet_20_link" text:visited-style-name="Visited_20_Internet_20_Link"><text:span text:style-name="T2">5.2 - </text:span></text:a><text:a xlink:type="simple" xlink:href="#h.nlnf6bid5zte" text:style-name="Internet_20_link" text:visited-style-name="Visited_20_Internet_20_Link"><text:span text:style-name="T2">Tecnológicos</text:span></text:a></text:p>
      <text:p text:style-name="P10"><text:a xlink:type="simple" xlink:href="#h.lk5fjfribh0l" text:style-name="Internet_20_link" text:visited-style-name="Visited_20_Internet_20_Link"><text:span text:style-name="T2">5.3 - </text:span></text:a><text:a xlink:type="simple" xlink:href="#h.lk5fjfribh0l" text:style-name="Internet_20_link" text:visited-style-name="Visited_20_Internet_20_Link"><text:span text:style-name="T2">Ambient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senvolvimento</text:span></text:a></text:p>
      <text:p text:style-name="P9"><text:a xlink:type="simple" xlink:href="#h.r1rdo6in38v8" text:style-name="Internet_20_link" text:visited-style-name="Visited_20_Internet_20_Link"><text:span text:style-name="T2">6– </text:span></text:a><text:a xlink:type="simple" xlink:href="#h.r1rdo6in38v8" text:style-name="Internet_20_link" text:visited-style-name="Visited_20_Internet_20_Link"><text:span text:style-name="T2">Gerenciamento</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de</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Riscos</text:span></text:a></text:p>
      <text:p text:style-name="P9"><text:a xlink:type="simple" xlink:href="#h.sxcqyq86rrg4" text:style-name="Internet_20_link" text:visited-style-name="Visited_20_Internet_20_Link"><text:span text:style-name="T2">7 – </text:span></text:a><text:a xlink:type="simple" xlink:href="#h.sxcqyq86rrg4" text:style-name="Internet_20_link" text:visited-style-name="Visited_20_Internet_20_Link"><text:span text:style-name="T2">Plano</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Gerência</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Configuração</text:span></text:a></text:p>
      <text:p text:style-name="P9"><text:a xlink:type="simple" xlink:href="#h.hz1b5b3nbd4" text:style-name="Internet_20_link" text:visited-style-name="Visited_20_Internet_20_Link"><text:span text:style-name="T2">8 – </text:span></text:a><text:a xlink:type="simple" xlink:href="#h.hz1b5b3nbd4" text:style-name="Internet_20_link" text:visited-style-name="Visited_20_Internet_20_Link"><text:span text:style-name="T2">Viabilidade</text:span></text:a></text:p>
      <text:p text:style-name="P9"><text:a xlink:type="simple" xlink:href="#h.69v9ta2ykt4y" text:style-name="Internet_20_link" text:visited-style-name="Visited_20_Internet_20_Link"><text:span text:style-name="T2">9 – </text:span></text:a><text:a xlink:type="simple" xlink:href="#h.69v9ta2ykt4y" text:style-name="Internet_20_link" text:visited-style-name="Visited_20_Internet_20_Link"><text:span text:style-name="T2">Plano</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de</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Comunicação</text:span></text:a></text:p>
      <text:p text:style-name="P9"><text:a xlink:type="simple" xlink:href="#h.kyezj9q01ql9" text:style-name="Internet_20_link" text:visited-style-name="Visited_20_Internet_20_Link"><text:span text:style-name="T2">10 – </text:span></text:a><text:a xlink:type="simple" xlink:href="#h.kyezj9q01ql9" text:style-name="Internet_20_link" text:visited-style-name="Visited_20_Internet_20_Link"><text:span text:style-name="T2">Avaliação</text:span></text:a></text:p>
      <text:p text:style-name="P7"/>
      <text:h text:style-name="P26" text:outline-level="10"/>
      <text:h text:style-name="P26" text:outline-level="10"/>
      <text:h text:style-name="P26" text:outline-level="10"/>
      <text:h text:style-name="P26" text:outline-level="10"/>
      <text:h text:style-name="P26" text:outline-level="10"/>
      <text:h text:style-name="P26" text:outline-level="10"/>
      <text:h text:style-name="P26" text:outline-level="10"/>
      <text:p text:style-name="P1"/>
      <text:p text:style-name="P1"/>
      <text:p text:style-name="P1"/>
      <text:p text:style-name="P1"/>
      <text:p text:style-name="P1"/>
      <text:p text:style-name="P1"/>
      <text:h text:style-name="P27" text:outline-level="10"><text:bookmark text:name="h.sdxwf3fy1npn"/><text:soft-page-break/><text:span text:style-name="T3">1 – </text:span><text:span text:style-name="T3">Introdução</text:span></text:h>
      <text:h text:style-name="P24" text:outline-level="10"><text:bookmark text:name="h.mycz1nfc4f6f"/><text:tab/>1.1 – Objetivo do documento</text:h>
      <text:p text:style-name="P13">Este documento tem como intuito apresentar o plano de projeto relativo ao Sistema de Venda e Reserva de Ingressos (SVRI). Portanto, este será uma orientação de quais atividades, quando e como serão realizadas.</text:p>
      <text:h text:style-name="P24" text:outline-level="10"><text:bookmark text:name="h.g8lu6ou3r11d"/><text:tab/>1.2 – Público Alvo</text:h>
      <text:p text:style-name="P13">Este documento pode ser utilizado pelo cliente e seus representantes e pela equipe de desenvolvimento do projeto, responsável pela execução do projeto.</text:p>
      <text:p text:style-name="P10"/>
      <text:h text:style-name="P27" text:outline-level="10"><text:bookmark text:name="h.rjuj17tu2qyb"/><text:span text:style-name="T3">2 – </text:span><text:span text:style-name="T3">Escopo</text:span><text:span text:style-name="T3"> </text:span><text:span text:style-name="T3">do</text:span><text:span text:style-name="T3"> </text:span><text:span text:style-name="T3">Projeto</text:span></text:h>
      <text:h text:style-name="P24" text:outline-level="10"><text:bookmark text:name="h.tcidu6v6jpe"/><text:tab/>2.1 – Objetivos do projeto</text:h>
      <text:p text:style-name="P13">O objetivo principal a ser atingido com este projeto é a construção de um sistema que auxilie a compra e reserva de ingressos em estabelecimentos de teatro ou cinema.</text:p>
      <text:h text:style-name="P24" text:outline-level="10"><text:bookmark text:name="h.7suzp0n4ygul"/><text:tab/>2.2 – Justificativa</text:h>
      <text:p text:style-name="P14">Este projeto surgiu a partir de diversos problemas enfrentados em cinemas e teatros como: as grandes filas enfrentadas pelos clientes no momento da compra do ingresso, a dificuldade para adquirir ingresso antecipadamente por falta de tempo para comparecer no local, a impossibilidade de alguns estabelecimentos de permitir a escolha do assento pelo cliente antecipadamente, além da impossibilidade de reserva de lugares, o que faz com que o cliente chegue no estabelecimento para uma atração e não encontra vagas.</text:p>
      <text:h text:style-name="P24" text:outline-level="10"><text:bookmark text:name="h.m8ttzp61mcn5"/><text:tab/>2.3 – Definição do Escopo</text:h>
      <text:p text:style-name="P13">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text:p>
      <text:p text:style-name="P13">Então, uma pessoa poderia comprar um ingresso online e imprimi-lo, ou resgatar seu 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3">Este sistema apresenta é específico para um estabelecimento, porém não construiremos a página web deste estabelecimento que trataria de possíveis promoções de refeições juntamente com os ingressos (pipoca, refrigerante). Mas iremos oferecer auxílio para a construção desta página, de forma a gerar os links que o responsável por construir esta página poderá utilizar no futuro.</text:p>
      <text:h text:style-name="P27" text:outline-level="10"><text:bookmark text:name="h.1mqv96d0eea9"/><text:soft-page-break/><text:span text:style-name="T3">3 – </text:span><text:span text:style-name="T3">Ciclo</text:span><text:span text:style-name="T3"> </text:span><text:span text:style-name="T3">de</text:span><text:span text:style-name="T3"> </text:span><text:span text:style-name="T3">Vida</text:span><text:span text:style-name="T3">/</text:span><text:span text:style-name="T3">Metodologia</text:span></text:h>
      <text:h text:style-name="P24" text:outline-level="10"><text:bookmark text:name="h.t89nmywzh0qx"/><text:tab/>3.1 – Ciclo de Vida e suas fases</text:h>
      <text:p text:style-name="P8"><text:tab/></text:p>
      <text:p text:style-name="P13">Neste projeto utilizaremos um ciclo de vida iterativo e incremental com quatro fases: Planejamento, Análise e Design, Construção e Entrega.</text:p>
      <text:p text:style-name="P13">Na etapa de planejamento será realizado o planejamento das diversas atividades que serão realizadas no decorrer do projeto. Serão desenvolvidos os seguintes documentos: Plano de verificação e validação, Plano de Manutenção, Plano de Qualidade.</text:p>
      <text:p text:style-name="P13">Na etapa de Análise e Design será desenhado a forma como o software será construído, no formato de uma arquitetura e diagrama de classes. No final desta etapa acontece uma revisão de verificação e validação.</text:p>
      <text:p text:style-name="P13">Na etapa de Construção será desenvolvido o código-fonte do projeto com base no que foi desenvolvido na etapa de Análise e Design, juntamente com a documentação apropriada. No final dessa etapa ocorre uma revisão de verificação e validação.</text:p>
      <text:p text:style-name="P13">Na etapa de Entrega, teremos uma revisão final do produto de software junto com a etapa de garantia de qualidade, e por fim teremos uma baseline entregue e revisada, pronta para uso.</text:p>
      <text:h text:style-name="P25" text:outline-level="10"><text:bookmark text:name="h.h46nnp3qkme5"/>3.2 - Metodologia de desenvolvimento</text:h>
      <text:p text:style-name="P13">No projeto será aplicado a metodologia ágil de desenvolvimento Scrum. Este será dividido em dois ciclos do Scrum, isto é, dois Sprints, que representam duas iterações no projeto nas quais serão executadas as etapas do ciclo de vida definidos na seção anterior.</text:p>
      <text:p text:style-name="P13">Nesta metodologia existe uma lista com as histórias, chamada de Backlog de Produto de usuário que descrevem as funcionalidades gerais do sistema. Porém, utilizaremos casos de uso como nosso Backlog de Produto. No início de cada sprint, os casos de uso serão apresentadospelo Product Owner para o Scrum Master (o responsável pela equipe de desenvolvimento) na reunião de planejamento. Essa reunião é chamada de Sprint Planning I. Nela, o Backlog será priorizado para definir quais casos de uso serão desenvolvidos no Sprint. </text:p>
      <text:p text:style-name="P13">Depois, acontece o sprint planning 2 onde o Scrum Master irá explicar os casos de uso para todo o time de desenvolvimento e estes casos de uso são especificados em tarefas. Após o sprint planning 2 acontece o planning poker, onde serão feitas estimativas de esforço para uma das tarefas levantadas. No final do sprint serão realizadas as revisões, onde serão mostrados o que foi alcançado no sprint com relação ao planejado. E por fim acontece a retrospectiva onde é identificado o que funcionou bem no sprint, o que pode ser melhorado e como melhorar.</text:p>
      <text:p text:style-name="P13"><text:s/>Esta sequência de atividades (sprint planning 1, sprint planning 2, planning poker, revisões e retrospectiva) acontece antes de cada sprint.</text:p>
      <text:h text:style-name="P23" text:outline-level="10"><text:bookmark text:name="h.nz6eby76iy"/><text:tab/><text:tab/><text:span text:style-name="T4">3.2.1 - </text:span><text:span text:style-name="T4">Backlog</text:span><text:span text:style-name="T4"> </text:span><text:span text:style-name="T4">de</text:span><text:span text:style-name="T4"> </text:span><text:span text:style-name="T4">produto</text:span></text:h>
      <text:p text:style-name="P15">Neste projeto estamos trabalhando com um produto dentro de dois projetos. Desta forma temos o conjunto total de casos de uso que estão definidos no Documento de Especificação de Objetivos e Requisitos (Documento de EOR), neste plano de projeto serão desenvolvidos somentes os casos de uso definidos na tabela a seguir. Existe uma estimativa de esforço em horas para cada um dos casos de uso, porém esta estimativa será refinada no decorrer do projeto, após as reuniões de sprint planning.</text:p>
      <text:p text:style-name="P13"><text:s/></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8">Identificador</text:p>
          </table:table-cell>
          <table:table-cell table:style-name="Tabela1.A1" office:value-type="string">
            <text:p text:style-name="P18">Nome</text:p>
          </table:table-cell>
          <table:table-cell table:style-name="Tabela1.A1" office:value-type="string">
            <text:p text:style-name="P16"><text:span text:style-name="T5">Estimativa</text:span><text:span text:style-name="T5"> </text:span><text:span text:style-name="T5">de</text:span><text:span text:style-name="T5"> </text:span><text:span text:style-name="T5">esforço</text:span></text:p>
          </table:table-cell>
        </table:table-row>
        <table:table-row>
          <table:table-cell table:style-name="Tabela1.A1" office:value-type="string">
            <text:p text:style-name="P16"><text:span text:style-name="T6">CSU</text:span><text:span text:style-name="T6">01</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alas</text:span></text:p>
          </table:table-cell>
          <table:table-cell table:style-name="Tabela1.A1" office:value-type="string">
            <text:p text:style-name="P16"><text:span text:style-name="T6">15 </text:span><text:span text:style-name="T6">horas</text:span></text:p>
          </table:table-cell>
        </table:table-row>
        <table:table-row>
          <table:table-cell table:style-name="Tabela1.A1" office:value-type="string">
            <text:p text:style-name="P16"><text:span text:style-name="T6">CSU</text:span><text:span text:style-name="T6">03</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Atraçã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4</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essão</text:span></text:p>
          </table:table-cell>
          <table:table-cell table:style-name="Tabela1.A1" office:value-type="string">
            <text:p text:style-name="P16"><text:span text:style-name="T6">10 </text:span><text:span text:style-name="T6">horas</text:span></text:p>
          </table:table-cell>
        </table:table-row>
        <table:table-row>
          <table:table-cell table:style-name="Tabela1.A5" office:value-type="string">
            <text:p text:style-name="P16">CSU5</text:p>
          </table:table-cell>
          <table:table-cell table:style-name="Tabela1.A5" office:value-type="string">
            <text:p text:style-name="P16">Manter Cadastro de Funcionários</text:p>
          </table:table-cell>
          <table:table-cell table:style-name="Tabela1.A5" office:value-type="string">
            <text:p text:style-name="P16">9 horas</text:p>
          </table:table-cell>
        </table:table-row>
        <table:table-row>
          <table:table-cell table:style-name="Tabela1.A1" office:value-type="string">
            <text:p text:style-name="P16"><text:span text:style-name="T6">CSU06</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text:span><text:span text:style-name="T6">Tipo</text:span><text:span text:style-name="T6"> </text:span><text:span text:style-name="T6">de</text:span><text:span text:style-name="T6"> </text:span><text:span text:style-name="T6">Ingress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8</text:span></text:p>
          </table:table-cell>
          <table:table-cell table:style-name="Tabela1.A1" office:value-type="string">
            <text:p text:style-name="P16"><text:span text:style-name="T6">Realizar</text:span><text:span text:style-name="T6"> </text:span><text:span text:style-name="T6">Cadastro</text:span><text:span text:style-name="T6"> </text:span><text:span text:style-name="T6">de</text:span><text:span text:style-name="T6"> </text:span><text:span text:style-name="T6">Usuári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9</text:span></text:p>
          </table:table-cell>
          <table:table-cell table:style-name="Tabela1.A1" office:value-type="string">
            <text:p text:style-name="P16"><text:span text:style-name="T6">Comprar</text:span><text:span text:style-name="T6"> </text:span><text:span text:style-name="T6">ingresso</text:span></text:p>
          </table:table-cell>
          <table:table-cell table:style-name="Tabela1.A1" office:value-type="string">
            <text:p text:style-name="P16"><text:span text:style-name="T6">30 </text:span><text:span text:style-name="T6">horas</text:span></text:p>
          </table:table-cell>
        </table:table-row>
        <table:table-row>
          <table:table-cell table:style-name="Tabela1.A5" office:value-type="string">
            <text:p text:style-name="P16">CSU12</text:p>
          </table:table-cell>
          <table:table-cell table:style-name="Tabela1.A5" office:value-type="string">
            <text:p text:style-name="P16">Visualizar Atrações</text:p>
          </table:table-cell>
          <table:table-cell table:style-name="Tabela1.A5" office:value-type="string">
            <text:p text:style-name="P16">9 horas</text:p>
          </table:table-cell>
        </table:table-row>
        <table:table-row>
          <table:table-cell table:style-name="Tabela1.A5" office:value-type="string">
            <text:p text:style-name="P16">CSU13</text:p>
          </table:table-cell>
          <table:table-cell table:style-name="Tabela1.A5" office:value-type="string">
            <text:p text:style-name="P16">Visualizar Sessões</text:p>
          </table:table-cell>
          <table:table-cell table:style-name="Tabela1.A5" office:value-type="string">
            <text:p text:style-name="P16">9 horas</text:p>
          </table:table-cell>
        </table:table-row>
        <table:table-row>
          <table:table-cell table:style-name="Tabela1.A1" office:value-type="string">
            <text:p text:style-name="P16"><text:span text:style-name="T6">CSU</text:span><text:span text:style-name="T6">14</text:span></text:p>
          </table:table-cell>
          <table:table-cell table:style-name="Tabela1.A1" office:value-type="string">
            <text:p text:style-name="P16"><text:span text:style-name="T6">Fazer</text:span><text:span text:style-name="T6"> </text:span><text:span text:style-name="T6">login</text:span></text:p>
          </table:table-cell>
          <table:table-cell table:style-name="Tabela1.A1" office:value-type="string">
            <text:p text:style-name="P16"><text:span text:style-name="T6">5 </text:span><text:span text:style-name="T6">horas</text:span></text:p>
          </table:table-cell>
        </table:table-row>
      </table:table>
      <text:p text:style-name="P13"/>
      <text:h text:style-name="P27" text:outline-level="10"><text:bookmark text:name="h.4qgtk6sxaen7"/><text:span text:style-name="T3">4 – </text:span><text:span text:style-name="T3">Cronograma</text:span></text:h>
      <text:h text:style-name="P24" text:outline-level="10"><text:bookmark text:name="h.x0oeg1z023nj"/><text:tab/>4.1 – Definição das atividades</text:h>
      <text:p text:style-name="P13">Seguindo a metodologia Scrum, o projeto está dividido em sprints. As datas para cada sprint do projeto estão definidas na tabela abaixo:</text:p>
      <text:p text:style-name="P13"/>
      <table:table table:name="Tabela2" table:style-name="Tabela2">
        <table:table-column table:style-name="Tabela2.A" table:number-columns-repeated="3"/>
        <table:table-row>
          <table:table-cell table:style-name="Tabela2.A1" office:value-type="string">
            <text:p text:style-name="P18">Sprints</text:p>
          </table:table-cell>
          <table:table-cell table:style-name="Tabela2.A1" office:value-type="string">
            <text:p text:style-name="P16"><text:span text:style-name="T5">Data</text:span><text:span text:style-name="T5"> </text:span><text:span text:style-name="T5">de</text:span><text:span text:style-name="T5"> </text:span><text:span text:style-name="T5">início</text:span></text:p>
          </table:table-cell>
          <table:table-cell table:style-name="Tabela2.A1" office:value-type="string">
            <text:p text:style-name="P16"><text:span text:style-name="T5">Data</text:span><text:span text:style-name="T5"> </text:span><text:span text:style-name="T5">de</text:span><text:span text:style-name="T5"> </text:span><text:span text:style-name="T5">encerramento</text:span></text:p>
          </table:table-cell>
        </table:table-row>
        <table:table-row>
          <table:table-cell table:style-name="Tabela2.A1" office:value-type="string">
            <text:p text:style-name="P16"><text:span text:style-name="T6">Sprint</text:span><text:span text:style-name="T6"> 1 </text:span></text:p>
          </table:table-cell>
          <table:table-cell table:style-name="Tabela2.B2" office:value-type="date" office:date-value="2015-05-04">
            <text:p text:style-name="P17">04/05/15</text:p>
          </table:table-cell>
          <table:table-cell table:style-name="Tabela2.B2" office:value-type="date" office:date-value="2015-05-20">
            <text:p text:style-name="P17">20/05/15</text:p>
          </table:table-cell>
        </table:table-row>
        <table:table-row>
          <table:table-cell table:style-name="Tabela2.A1" office:value-type="string">
            <text:p text:style-name="P16"><text:span text:style-name="T6">Sprint</text:span><text:span text:style-name="T6"> 2</text:span></text:p>
          </table:table-cell>
          <table:table-cell table:style-name="Tabela2.B2" office:value-type="date" office:date-value="2015-05-21">
            <text:p text:style-name="P17">21/05/15</text:p>
          </table:table-cell>
          <table:table-cell table:style-name="Tabela2.B2" office:value-type="date" office:date-value="2015-06-03">
            <text:p text:style-name="P17">03/06/15</text:p>
          </table:table-cell>
        </table:table-row>
        <table:table-row>
          <table:table-cell table:style-name="Tabela2.A4" office:value-type="string">
            <text:p text:style-name="P16">Sprint 3</text:p>
          </table:table-cell>
          <table:table-cell table:style-name="Tabela2.B4" office:value-type="date" office:date-value="2015-06-04">
            <text:p text:style-name="P17">04/06/15</text:p>
          </table:table-cell>
          <table:table-cell table:style-name="Tabela2.B4" office:value-type="date" office:date-value="2015-06-14">
            <text:p text:style-name="P17">14/06/15</text:p>
          </table:table-cell>
        </table:table-row>
      </table:table>
      <text:p text:style-name="P13"/>
      <text:p text:style-name="P13">As cerimônias do scrum acontecerão nas datas seguindo a tabela a seguir:</text:p>
      <text:p text:style-name="P13"/>
      <table:table table:name="Tabela3" table:style-name="Tabela3">
        <table:table-column table:style-name="Tabela3.A"/>
        <table:table-column table:style-name="Tabela3.B"/>
        <table:table-row>
          <table:table-cell table:style-name="Tabela3.A1" office:value-type="string">
            <text:p text:style-name="P18">Cerimônias</text:p>
          </table:table-cell>
          <table:table-cell table:style-name="Tabela3.A1" office:value-type="string">
            <text:p text:style-name="P18">Data</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1</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1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Standard">20/05/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1</text:span></text:p>
          </table:table-cell>
          <table:table-cell table:style-name="Tabela3.B2" office:value-type="date" office:date-value="2015-05-20">
            <text:p text:style-name="P17">20/05/15</text:p>
          </table:table-cell>
        </table:table-row>
        <text:soft-page-break/>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2</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2 </text:span><text:span text:style-name="T6">e</text:span><text:span text:style-name="T6"> </text:span><text:span text:style-name="T6">Planning</text:span><text:span text:style-name="T6"> </text:span><text:span text:style-name="T6">Poker</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2</text:span></text:p>
          </table:table-cell>
          <table:table-cell table:style-name="Tabela3.B2" office:value-type="date" office:date-value="2015-06-03">
            <text:p text:style-name="P17">03/06/15</text:p>
          </table:table-cell>
        </table:table-row>
        <table:table-row>
          <table:table-cell table:style-name="Tabela3.A10" office:value-type="string">
            <text:p text:style-name="P17">Sprint planning 1 do sprint 3</text:p>
          </table:table-cell>
          <table:table-cell table:style-name="Tabela3.B10" office:value-type="date" office:date-value="2015-06-04">
            <text:p text:style-name="P17">04/06/15</text:p>
          </table:table-cell>
        </table:table-row>
        <table:table-row>
          <table:table-cell table:style-name="Tabela3.A10" office:value-type="string">
            <text:p text:style-name="P17">Sprint planning 2 do sprint 3 e Planning Poker</text:p>
          </table:table-cell>
          <table:table-cell table:style-name="Tabela3.B10" office:value-type="date" office:date-value="2015-06-04">
            <text:p text:style-name="P17">04/06/15</text:p>
          </table:table-cell>
        </table:table-row>
        <table:table-row>
          <table:table-cell table:style-name="Tabela3.A10" office:value-type="string">
            <text:p text:style-name="P17">Revisões do sprint 3</text:p>
          </table:table-cell>
          <table:table-cell table:style-name="Tabela3.B10" office:value-type="date" office:date-value="2015-06-14">
            <text:p text:style-name="Standard">14/06/15</text:p>
          </table:table-cell>
        </table:table-row>
        <table:table-row>
          <table:table-cell table:style-name="Tabela3.A10" office:value-type="string">
            <text:p text:style-name="P17">Retrospectiva do sprint 3</text:p>
          </table:table-cell>
          <table:table-cell table:style-name="Tabela3.B10" office:value-type="date" office:date-value="2015-06-14">
            <text:p text:style-name="P17">14/06/15</text:p>
          </table:table-cell>
        </table:table-row>
      </table:table>
      <text:p text:style-name="P13"/>
      <text:p text:style-name="P13">Neste projeto utilizaremos uma EAP (Estrutura Analítica de Projeto) para identificar os entregáveis em cada etapa do ciclo de vida.</text:p>
      <text:p text:style-name="P13"><draw:frame draw:style-name="fr1" draw:name="figuras1" text:anchor-type="paragraph" svg:width="15.752cm" svg:height="12.705cm" draw:z-index="0"><draw:image xlink:href="Pictures/2000000700005108000042FA4A3C9ED3.svm" xlink:type="simple" xlink:show="embed" xlink:actuate="onLoad"/></draw:frame></text:p>
      <text:h text:style-name="P24" text:outline-level="10"><text:bookmark text:name="h.j7rfcdfvxtzr"/><text:tab/>4.2 – Marcos do projeto</text:h>
      <text:p text:style-name="P13">O projeto será monitorado semanalmente, porém os marcos de projeto serão ao final de cada sprint. Utilizaremos as próprias cerimônias do Scrum como forma de revisão do andamento do projeto, identificando quanto do planejamento foi alcançado. Portanto, como especificado na tabela da seção 4.1, as revisões serão realizadas nas datas 20/05/2015, 03/06/2015 e 14/06/2015. </text:p>
      <text:h text:style-name="P27" text:outline-level="10"><text:bookmark text:name="h.hg5aatryqev9"/><text:soft-page-break/><text:span text:style-name="T3">5 – </text:span><text:span text:style-name="T3">Recursos</text:span></text:h>
      <text:h text:style-name="P24" text:outline-level="10"><text:bookmark text:name="h.e6o5uicpw5qe"/><text:tab/>5.1 - Papéis</text:h>
      <text:p text:style-name="P13">São descritos todos os papéis necessários para a execução deste projeto de software. Além disso, serão descritos quem são os responsáveis por executar cada um dos papéis. Deverá ser anexado o currículo de cada um dos responsáveis.</text:p>
      <text:p text:style-name="P13"/>
      <table:table table:name="Tabela4" table:style-name="Tabela4">
        <table:table-column table:style-name="Tabela4.A"/>
        <table:table-column table:style-name="Tabela4.B"/>
        <table:table-column table:style-name="Tabela4.C"/>
        <table:table-row>
          <table:table-cell table:style-name="Tabela4.A1" office:value-type="string">
            <text:p text:style-name="P18">Papel</text:p>
          </table:table-cell>
          <table:table-cell table:style-name="Tabela4.A1" office:value-type="string">
            <text:p text:style-name="P16"><text:span text:style-name="T5">Conhecimentos</text:span><text:span text:style-name="T5"> </text:span><text:span text:style-name="T5">necessários</text:span></text:p>
          </table:table-cell>
          <table:table-cell table:style-name="Tabela4.A1" office:value-type="string">
            <text:p text:style-name="P18">Responsável</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Projeto</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Projeto</text:span><text:span text:style-name="T6"> </text:span><text:span text:style-name="T6">do</text:span><text:span text:style-name="T6"> </text:span><text:span text:style-name="T6">MPS</text:span><text:span text:style-name="T6">.</text:span><text:span text:style-name="T6">BR</text:span><text:span text:style-name="T6">; </text:span><text:span text:style-name="T6">Ferramenta</text:span><text:span text:style-name="T6"> </text:span><text:span text:style-name="T6">Google</text:span><text:span text:style-name="T6"> </text:span><text:span text:style-name="T6">Draw</text:span><text:span text:style-name="T6"> </text:span><text:span text:style-name="T6">IO</text:span><text:span text:style-name="T6"> </text:span><text:span text:style-name="T6">para</text:span><text:span text:style-name="T6"> </text:span><text:span text:style-name="T6">construção</text:span><text:span text:style-name="T6"> </text:span><text:span text:style-name="T6">de</text:span><text:span text:style-name="T6"> </text:span><text:span text:style-name="T6">EAP</text:span><text:span text:style-name="T6">; </text:span><text:span text:style-name="T6">Ferramenta</text:span><text:span text:style-name="T6"> </text:span><text:span text:style-name="T6">do</text:span><text:span text:style-name="T6"> </text:span><text:span text:style-name="T6">Google</text:span><text:span text:style-name="T6"> </text:span><text:span text:style-name="T6">Group</text:span><text:span text:style-name="T6"> </text:span><text:span text:style-name="T6">como</text:span><text:span text:style-name="T6"> </text:span><text:span text:style-name="T6">forma</text:span><text:span text:style-name="T6"> </text:span><text:span text:style-name="T6">de</text:span><text:span text:style-name="T6"> </text:span><text:span text:style-name="T6">comunicação</text:span><text:span text:style-name="T6"> </text:span><text:span text:style-name="T6">com</text:span><text:span text:style-name="T6"> </text:span><text:span text:style-name="T6">várias</text:span><text:span text:style-name="T6"> </text:span><text:span text:style-name="T6">pessoas</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Requisitos</text:span></text:p>
          </table:table-cell>
          <table:table-cell table:style-name="Tabela4.A1" office:value-type="string">
            <text:p text:style-name="P16"><text:span text:style-name="T6">Habilidade</text:span><text:span text:style-name="T6"> </text:span><text:span text:style-name="T6">de</text:span><text:span text:style-name="T6"> </text:span><text:span text:style-name="T6">identificação</text:span><text:span text:style-name="T6"> </text:span><text:span text:style-name="T6">dos</text:span><text:span text:style-name="T6"> </text:span><text:span text:style-name="T6">requisitos</text:span><text:span text:style-name="T6"> </text:span><text:span text:style-name="T6">do</text:span><text:span text:style-name="T6"> </text:span><text:span text:style-name="T6">produto</text:span><text:span text:style-name="T6">; </text:span><text:span text:style-name="T6">Critérios</text:span><text:span text:style-name="T6"> </text:span><text:span text:style-name="T6">para</text:span><text:span text:style-name="T6"> </text:span><text:span text:style-name="T6">validação</text:span><text:span text:style-name="T6"> </text:span><text:span text:style-name="T6">de</text:span><text:span text:style-name="T6"> </text:span><text:span text:style-name="T6">requisitos</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Requisitos</text:span><text:span text:style-name="T6"> </text:span><text:span text:style-name="T6">definida</text:span><text:span text:style-name="T6"> </text:span><text:span text:style-name="T6">pelo</text:span><text:span text:style-name="T6"> </text:span><text:span text:style-name="T6">MPS</text:span><text:span text:style-name="T6">-</text:span><text:span text:style-name="T6">BR</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Qualidade</text:span></text:p>
          </table:table-cell>
          <table:table-cell table:style-name="Tabela4.A1" office:value-type="string">
            <text:p text:style-name="P20"><text:span text:style-name="T7">Conceitos</text:span><text:span text:style-name="T7"> </text:span><text:span text:style-name="T7">sobre</text:span><text:span text:style-name="T7"> </text:span><text:span text:style-name="T7">garantia</text:span><text:span text:style-name="T7"> </text:span><text:span text:style-name="T7">de</text:span><text:span text:style-name="T7"> </text:span><text:span text:style-name="T7">qualidade</text:span><text:span text:style-name="T7"> </text:span><text:span text:style-name="T7">e</text:span><text:span text:style-name="T7"> </text:span><text:span text:style-name="T7">conhecimento</text:span><text:span text:style-name="T7"> </text:span><text:span text:style-name="T7">sobre</text:span><text:span text:style-name="T7"> </text:span><text:span text:style-name="T7">processos</text:span><text:span text:style-name="T7"> </text:span><text:span text:style-name="T7">de</text:span><text:span text:style-name="T7"> </text:span><text:span text:style-name="T7">desenvolvimento</text:span><text:span text:style-name="T7"> </text:span><text:span text:style-name="T7">de</text:span><text:span text:style-name="T7"> </text:span><text:span text:style-name="T7">software</text:span><text:span text:style-name="T7">; </text:span><text:span text:style-name="T7">Processo</text:span><text:span text:style-name="T7"> </text:span><text:span text:style-name="T7">de</text:span><text:span text:style-name="T7"> </text:span><text:span text:style-name="T7">garantia</text:span><text:span text:style-name="T7"> </text:span><text:span text:style-name="T7">da</text:span><text:span text:style-name="T7"> </text:span><text:span text:style-name="T7">qualidade</text:span><text:span text:style-name="T7"> </text:span><text:span text:style-name="T7">do</text:span><text:span text:style-name="T7"> </text:span><text:span text:style-name="T7">MPS</text:span><text:span text:style-name="T7">.</text:span><text:span text:style-name="T7">BR</text:span><text:span text:style-name="T7">;</text:span></text:p>
          </table:table-cell>
          <table:table-cell table:style-name="Tabela4.A1" office:value-type="string">
            <text:p text:style-name="P16"><text:span text:style-name="T6">Lucas</text:span><text:span text:style-name="T6"> </text:span><text:span text:style-name="T6">Henrique</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Manutenção</text:span></text:p>
          </table:table-cell>
          <table:table-cell table:style-name="Tabela4.A1" office:value-type="string">
            <text:p text:style-name="P16"><text:span text:style-name="T6">Classificação</text:span><text:span text:style-name="T6"> </text:span><text:span text:style-name="T6">de</text:span><text:span text:style-name="T6"> </text:span><text:span text:style-name="T6">anomalias</text:span><text:span text:style-name="T6"> </text:span><text:span text:style-name="T6">segundo</text:span><text:span text:style-name="T6"> </text:span><text:span text:style-name="T6">a</text:span><text:span text:style-name="T6"> </text:span><text:span text:style-name="T6">norma</text:span><text:span text:style-name="T6"> </text:span><text:span text:style-name="T6">IEEE</text:span><text:span text:style-name="T6"> </text:span><text:span text:style-name="T6">ISO</text:span><text:span text:style-name="T6">/</text:span><text:span text:style-name="T6">IEC</text:span><text:span text:style-name="T6"> 1044 <text:s/></text:span><text:span text:style-name="T6">e</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 </text:span><text:span text:style-name="T6">em</text:span><text:span text:style-name="T6"> </text:span><text:span text:style-name="T6">especial</text:span><text:span text:style-name="T6"> </text:span><text:span text:style-name="T6">da</text:span><text:span text:style-name="T6"> </text:span><text:span text:style-name="T6">ferramenta</text:span><text:span text:style-name="T6"> </text:span><text:span text:style-name="T6">Git</text:span><text:span text:style-name="T6"> </text:span><text:span text:style-name="T6">e</text:span><text:span text:style-name="T6"> </text:span><text:span text:style-name="T6">GitHub</text:span><text:span text:style-name="T6">; </text:span><text:span text:style-name="T6">e</text:span><text:span text:style-name="T6"> </text:span><text:span text:style-name="T6">também</text:span><text:span text:style-name="T6"> </text:span><text:span text:style-name="T6">sobre</text:span><text:span text:style-name="T6"> </text:span><text:span text:style-name="T6">a</text:span><text:span text:style-name="T6"> </text:span><text:span text:style-name="T6">IEEE</text:span><text:span text:style-name="T6"> </text:span><text:span text:style-name="T6">ISO</text:span><text:span text:style-name="T6">/</text:span><text:span text:style-name="T6">IEC</text:span><text:span text:style-name="T6"> 14764 </text:span><text:span text:style-name="T6">sobre</text:span><text:span text:style-name="T6"> </text:span><text:span text:style-name="T6">Manutenção</text:span><text:span text:style-name="T6">.</text:span></text:p>
          </table:table-cell>
          <table:table-cell table:style-name="Tabela4.A1" office:value-type="string">
            <text:p text:style-name="P16"><text:span text:style-name="T6">Yuri</text:span><text:span text:style-name="T6"> </text:span><text:span text:style-name="T6">Matheus</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Configuração</text:span></text:p>
          </table:table-cell>
          <table:table-cell table:style-name="Tabela4.A1" office:value-type="string">
            <text:p text:style-name="P16"><text:span text:style-name="T6">A</text:span><text:span text:style-name="T6"> </text:span><text:span text:style-name="T6">ferramenta</text:span><text:span text:style-name="T6"> </text:span><text:span text:style-name="T6">Git</text:span><text:span text:style-name="T6"> </text:span><text:span text:style-name="T6">e</text:span><text:span text:style-name="T6"> </text:span><text:span text:style-name="T6">o</text:span><text:span text:style-name="T6"> </text:span><text:span text:style-name="T6">ambiente</text:span><text:span text:style-name="T6"> </text:span><text:span text:style-name="T6">GitHub</text:span><text:span text:style-name="T6">, </text:span><text:span text:style-name="T6">bem</text:span><text:span text:style-name="T6"> </text:span><text:span text:style-name="T6">como</text:span><text:span text:style-name="T6"> </text:span><text:span text:style-name="T6">boas</text:span><text:span text:style-name="T6"> </text:span><text:span text:style-name="T6">práticas</text:span><text:span text:style-name="T6"> </text:span><text:span text:style-name="T6">de</text:span><text:span text:style-name="T6"> </text:span><text:span text:style-name="T6">configuração</text:span><text:span text:style-name="T6"> </text:span><text:span text:style-name="T6">na</text:span><text:span text:style-name="T6"> </text:span><text:span text:style-name="T6">indústria</text:span><text:span text:style-name="T6">; </text:span><text:span text:style-name="T6">Conhecimento</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text:span></text:p>
          </table:table-cell>
          <table:table-cell table:style-name="Tabela4.A1" office:value-type="string">
            <text:p text:style-name="P17">Guilherme</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Desenvolvimento</text:span></text:p>
          </table:table-cell>
          <table:table-cell table:style-name="Tabela4.A1" office:value-type="string">
            <text:p text:style-name="P16"><text:span text:style-name="T6">Padrões</text:span><text:span text:style-name="T6"> </text:span><text:span text:style-name="T6">de</text:span><text:span text:style-name="T6"> </text:span><text:span text:style-name="T6">projeto</text:span><text:span text:style-name="T6">; <text:s/></text:span><text:span text:style-name="T6">Framework</text:span><text:span text:style-name="T6"> </text:span><text:span text:style-name="T6">Spring</text:span><text:span text:style-name="T6"> </text:span><text:span text:style-name="T6">MVC</text:span><text:span text:style-name="T6">; </text:span><text:span text:style-name="T6">Páginas</text:span><text:span text:style-name="T6"> </text:span><text:span text:style-name="T6">HTML</text:span><text:span text:style-name="T6">, </text:span><text:span text:style-name="T6">JSP</text:span><text:span text:style-name="T6"> </text:span><text:span text:style-name="T6">e</text:span><text:span text:style-name="T6"> </text:span><text:span text:style-name="T6">básico</text:span><text:span text:style-name="T6"> </text:span><text:span text:style-name="T6">de</text:span><text:span text:style-name="T6"> </text:span><text:span text:style-name="T6">CSS</text:span><text:span text:style-name="T6"> </text:span><text:span text:style-name="T6">e</text:span><text:span text:style-name="T6"> </text:span><text:span text:style-name="T6">JavaScript</text:span><text:span text:style-name="T6">; </text:span><text:span text:style-name="T6">Utilização</text:span><text:span text:style-name="T6"> </text:span><text:span text:style-name="T6">da</text:span><text:span text:style-name="T6"> </text:span><text:span text:style-name="T6">IDE</text:span><text:span text:style-name="T6"> </text:span><text:span text:style-name="T6">Eclipse</text:span><text:span text:style-name="T6">; </text:span><text:span text:style-name="T6">Padrões</text:span><text:span text:style-name="T6"> </text:span><text:span text:style-name="T6">de</text:span><text:span text:style-name="T6"> </text:span><text:span text:style-name="T6">codificação</text:span><text:span text:style-name="T6">; </text:span><text:span text:style-name="T6">Linguagem</text:span><text:span text:style-name="T6"> </text:span><text:span text:style-name="T6">Java</text:span><text:span text:style-name="T6">; </text:span><text:span text:style-name="T6">Apache</text:span><text:span text:style-name="T6"> </text:span><text:span text:style-name="T6">Tomcat</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span text:style-name="T6">, </text:span><text:span text:style-name="T6">Yuri</text:span><text:span text:style-name="T6"> </text:span><text:span text:style-name="T6">Matheus</text:span><text:span text:style-name="T6">, </text:span><text:span text:style-name="T6">Lucas</text:span><text:span text:style-name="T6"> </text:span><text:span text:style-name="T6">de</text:span><text:span text:style-name="T6"> </text:span><text:span text:style-name="T6">Assis</text:span><text:span text:style-name="T6">, </text:span><text:span text:style-name="T6">Lucas</text:span><text:span text:style-name="T6"> </text:span><text:span text:style-name="T6">Henrique</text:span><text:span text:style-name="T6">, </text:span><text:span text:style-name="T6">Rafael</text:span><text:span text:style-name="T6"> </text:span><text:span text:style-name="T6">Canêdo</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Verificação</text:span><text:span text:style-name="T6"> </text:span><text:span text:style-name="T6">e</text:span><text:span text:style-name="T6"> </text:span><text:span text:style-name="T6">Validação</text:span><text:span text:style-name="T6"> </text:span><text:span text:style-name="T6">e</text:span><text:span text:style-name="T6"> </text:span><text:span text:style-name="T6">Equipe</text:span><text:span text:style-name="T6"> </text:span><text:span text:style-name="T6">de</text:span><text:span text:style-name="T6"> </text:span><text:span text:style-name="T6">Teste</text:span></text:p>
          </table:table-cell>
          <table:table-cell table:style-name="Tabela4.A1" office:value-type="string">
            <text:p text:style-name="P16"><text:span text:style-name="T6">JUnit</text:span><text:span text:style-name="T6">; </text:span><text:span text:style-name="T6">técnicas</text:span><text:span text:style-name="T6"> </text:span><text:span text:style-name="T6">de</text:span><text:span text:style-name="T6"> </text:span><text:span text:style-name="T6">teste</text:span><text:span text:style-name="T6"> </text:span><text:span text:style-name="T6">funcional</text:span><text:span text:style-name="T6"> </text:span><text:span text:style-name="T6">e</text:span><text:span text:style-name="T6"> </text:span><text:span text:style-name="T6">estrutural</text:span><text:span text:style-name="T6">; </text:span><text:span text:style-name="T6">Revisões</text:span><text:span text:style-name="T6"> </text:span><text:span text:style-name="T6">semi</text:span><text:span text:style-name="T6">-</text:span><text:span text:style-name="T6">formais</text:span><text:span text:style-name="T6">; </text:span><text:span text:style-name="T6">Walkthrough</text:span><text:span text:style-name="T6">; </text:span><text:span text:style-name="T6">Revisões</text:span><text:span text:style-name="T6"> </text:span><text:span text:style-name="T6">em</text:span><text:span text:style-name="T6"> </text:span><text:span text:style-name="T6">pares</text:span><text:span text:style-name="T6">; </text:span><text:span text:style-name="T6">Inspeções</text:span><text:span text:style-name="T6">; </text:span><text:span text:style-name="T6">Checkstyle</text:span><text:span text:style-name="T6">; </text:span><text:span text:style-name="T6">Selenium</text:span><text:span text:style-name="T6">.</text:span></text:p>
          </table:table-cell>
          <table:table-cell table:style-name="Tabela4.A1" office:value-type="string">
            <text:p text:style-name="P17">Marcos Vinicius, Yuri Matheus</text:p>
          </table:table-cell>
        </table:table-row>
        <table:table-row>
          <table:table-cell table:style-name="Tabela4.A1" office:value-type="string">
            <text:p text:style-name="P16"><text:span text:style-name="T6">Arquiteto</text:span><text:span text:style-name="T6"> </text:span><text:span text:style-name="T6">de</text:span><text:span text:style-name="T6"> </text:span><text:span text:style-name="T6">Software</text:span></text:p>
          </table:table-cell>
          <table:table-cell table:style-name="Tabela4.A1" office:value-type="string">
            <text:p text:style-name="P16"><text:span text:style-name="T6">Padrões</text:span><text:span text:style-name="T6"> </text:span><text:span text:style-name="T6">e</text:span><text:span text:style-name="T6"> </text:span><text:span text:style-name="T6">estilos</text:span><text:span text:style-name="T6"> </text:span><text:span text:style-name="T6">arquiteturais</text:span><text:span text:style-name="T6">; </text:span><text:span text:style-name="T6">O</text:span><text:span text:style-name="T6"> </text:span><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A</text:span><text:span text:style-name="T6"> </text:span><text:span text:style-name="T6">norma</text:span><text:span text:style-name="T6"> </text:span><text:span text:style-name="T6">IEEE</text:span><text:span text:style-name="T6"> 42010, </text:span><text:span text:style-name="T6">de</text:span><text:span text:style-name="T6"> </text:span><text:span text:style-name="T6">modo</text:span><text:span text:style-name="T6"> </text:span><text:span text:style-name="T6">a</text:span><text:span text:style-name="T6"> </text:span><text:span text:style-name="T6">realizar</text:span><text:span text:style-name="T6"> </text:span><text:span text:style-name="T6">a</text:span><text:span text:style-name="T6"> </text:span><text:span text:style-name="T6">descrição</text:span><text:span text:style-name="T6"> </text:span><text:span text:style-name="T6">arquitetural</text:span><text:span text:style-name="T6">; </text:span><text:span text:style-name="T6">Ferramenta</text:span><text:span text:style-name="T6"> </text:span><text:span text:style-name="T6">Draw</text:span><text:span text:style-name="T6"> </text:span><text:span text:style-name="T6">Io</text:span><text:span text:style-name="T6"> </text:span><text:span text:style-name="T6">para</text:span><text:span text:style-name="T6"> </text:span><text:span text:style-name="T6">desenvolver</text:span><text:span text:style-name="T6"> </text:span><text:span text:style-name="T6">os</text:span><text:span text:style-name="T6"> </text:span><text:span text:style-name="T6">modelos</text:span><text:span text:style-name="T6"> </text:span><text:span text:style-name="T6">arquiteturais</text:span><text:span text:style-name="T6"> </text:span><text:span text:style-name="T6">e</text:span><text:span text:style-name="T6"> </text:span><text:span text:style-name="T6">visões</text:span><text:span text:style-name="T6">; </text:span><text:span text:style-name="T6">Atributos</text:span><text:span text:style-name="T6"> </text:span><text:span text:style-name="T6">de</text:span><text:span text:style-name="T6"> </text:span><text:span text:style-name="T6">qualidade</text:span><text:span text:style-name="T6">; </text:span><text:span text:style-name="T6">Requisitos</text:span><text:span text:style-name="T6"> </text:span><text:span text:style-name="T6">especificados</text:span><text:span text:style-name="T6"> </text:span><text:span text:style-name="T6">para</text:span><text:span text:style-name="T6"> </text:span><text:span text:style-name="T6">o</text:span><text:span text:style-name="T6"> </text:span><text:span text:style-name="T6">projeto</text:span><text:span text:style-name="T6">.</text:span></text:p>
            <text:p text:style-name="P17"/>
          </table:table-cell>
          <table:table-cell table:style-name="Tabela4.A1" office:value-type="string">
            <text:p text:style-name="P16"><text:span text:style-name="T6">Lucas</text:span><text:span text:style-name="T6"> </text:span><text:span text:style-name="T6">de</text:span><text:span text:style-name="T6"> </text:span><text:span text:style-name="T6">Assis</text:span></text:p>
          </table:table-cell>
        </table:table-row>
        <table:table-row>
          <table:table-cell table:style-name="Tabela4.A1" office:value-type="string">
            <text:p text:style-name="P16"><text:span text:style-name="T6">Product</text:span><text:span text:style-name="T6"> </text:span><text:span text:style-name="T6">Owner</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Conhecer</text:span><text:span text:style-name="T6"> </text:span><text:span text:style-name="T6">as</text:span><text:span text:style-name="T6"> </text:span><text:span text:style-name="T6">necessidades</text:span><text:span text:style-name="T6"> </text:span><text:span text:style-name="T6">reais</text:span><text:span text:style-name="T6"> </text:span><text:span text:style-name="T6">e</text:span><text:span text:style-name="T6"> </text:span><text:span text:style-name="T6">expectativas</text:span><text:span text:style-name="T6"> </text:span><text:span text:style-name="T6">envolvidas</text:span><text:span text:style-name="T6"> </text:span><text:span text:style-name="T6">no</text:span><text:span text:style-name="T6"> </text:span><text:span text:style-name="T6">projeto</text:span><text:span text:style-name="T6">; </text:span><text:soft-page-break/><text:span text:style-name="T6">Critérios</text:span><text:span text:style-name="T6"> </text:span><text:span text:style-name="T6">de</text:span><text:span text:style-name="T6"> </text:span><text:span text:style-name="T6">aceitação</text:span><text:span text:style-name="T6"> </text:span><text:span text:style-name="T6">do</text:span><text:span text:style-name="T6"> </text:span><text:span text:style-name="T6">produto</text:span><text:span text:style-name="T6">; </text:span><text:span text:style-name="T6">Habilidade</text:span><text:span text:style-name="T6"> </text:span><text:span text:style-name="T6">com</text:span><text:span text:style-name="T6"> </text:span><text:span text:style-name="T6">comunicação</text:span><text:span text:style-name="T6">; </text:span><text:span text:style-name="T6">Dominio</text:span><text:span text:style-name="T6"> </text:span><text:span text:style-name="T6">sobre</text:span><text:span text:style-name="T6"> </text:span><text:span text:style-name="T6">as</text:span><text:span text:style-name="T6"> </text:span><text:span text:style-name="T6">cerimônias</text:span><text:span text:style-name="T6"> </text:span><text:span text:style-name="T6">da</text:span><text:span text:style-name="T6"> </text:span><text:span text:style-name="T6">metodologia</text:span><text:span text:style-name="T6"> </text:span><text:span text:style-name="T6">Scrum</text:span><text:span text:style-name="T6">. Fornecedor de Requisitos.</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Scrum</text:span><text:span text:style-name="T6"> </text:span><text:span text:style-name="T6">Master</text:span></text:p>
          </table:table-cell>
          <table:table-cell table:style-name="Tabela4.A1" office:value-type="string">
            <text:p text:style-name="P17">Dominio sobre a metodologia Scrum;</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
      <text:h text:style-name="P24" text:outline-level="10"><text:bookmark text:name="h.ogllcvcstav9"/></text:h>
      <table:table table:name="Tabela5" table:style-name="Tabela5">
        <table:table-column table:style-name="Tabela5.A"/>
        <table:table-column table:style-name="Tabela5.B"/>
        <table:table-row>
          <table:table-cell table:style-name="Tabela5.A1" office:value-type="string">
            <text:p text:style-name="P16"><text:span text:style-name="T8">Recurso</text:span><text:span text:style-name="T8"> </text:span><text:span text:style-name="T8">Humano</text:span></text:p>
          </table:table-cell>
          <table:table-cell table:style-name="Tabela5.A1" office:value-type="string">
            <text:p text:style-name="P16"><text:span text:style-name="T8">Esforço</text:span><text:span text:style-name="T8"> </text:span><text:span text:style-name="T8">Semanal</text:span><text:span text:style-name="T8"> (</text:span><text:span text:style-name="T8">Horas</text:span><text:span text:style-name="T8">)</text:span></text:p>
          </table:table-cell>
        </table:table-row>
        <table:table-row>
          <table:table-cell table:style-name="Tabela5.A1" office:value-type="string">
            <text:p text:style-name="P16"><text:span text:style-name="T9">Daniel</text:span><text:span text:style-name="T9"> </text:span><text:span text:style-name="T9">de</text:span><text:span text:style-name="T9"> </text:span><text:span text:style-name="T9">Oliveira</text:span></text:p>
          </table:table-cell>
          <table:table-cell table:style-name="Tabela5.A1" office:value-type="string">
            <text:p text:style-name="P19">20</text:p>
          </table:table-cell>
        </table:table-row>
        <table:table-row>
          <table:table-cell table:style-name="Tabela5.A1" office:value-type="string">
            <text:p text:style-name="P19">Guilherme</text:p>
          </table:table-cell>
          <table:table-cell table:style-name="Tabela5.A1" office:value-type="string">
            <text:p text:style-name="P19">7</text:p>
          </table:table-cell>
        </table:table-row>
        <table:table-row>
          <table:table-cell table:style-name="Tabela5.A1" office:value-type="string">
            <text:p text:style-name="P16"><text:span text:style-name="T9">Marcos</text:span><text:span text:style-name="T9"> </text:span><text:span text:style-name="T9">Vinicius</text:span></text:p>
          </table:table-cell>
          <table:table-cell table:style-name="Tabela5.B4" office:value-type="float" office:value="10">
            <text:p text:style-name="P19">10</text:p>
          </table:table-cell>
        </table:table-row>
        <table:table-row>
          <table:table-cell table:style-name="Tabela5.A1" office:value-type="string">
            <text:p text:style-name="P16"><text:span text:style-name="T9">Lucas</text:span><text:span text:style-name="T9"> </text:span><text:span text:style-name="T9">Henrique</text:span><text:span text:style-name="T9"> </text:span><text:span text:style-name="T9">N</text:span><text:span text:style-name="T9">. </text:span><text:span text:style-name="T9">de</text:span><text:span text:style-name="T9"> </text:span><text:span text:style-name="T9">Oliveira</text:span></text:p>
          </table:table-cell>
          <table:table-cell table:style-name="Tabela5.A1" office:value-type="string">
            <text:p text:style-name="P19">15</text:p>
          </table:table-cell>
        </table:table-row>
        <table:table-row>
          <table:table-cell table:style-name="Tabela5.A1" office:value-type="string">
            <text:p text:style-name="P16"><text:span text:style-name="T9">Lucas</text:span><text:span text:style-name="T9"> </text:span><text:span text:style-name="T9">de</text:span><text:span text:style-name="T9"> </text:span><text:span text:style-name="T9">Assis</text:span></text:p>
          </table:table-cell>
          <table:table-cell table:style-name="Tabela5.A1" office:value-type="string">
            <text:p text:style-name="P19">20</text:p>
          </table:table-cell>
        </table:table-row>
        <table:table-row>
          <table:table-cell table:style-name="Tabela5.A1" office:value-type="string">
            <text:p text:style-name="P19">Rafael</text:p>
          </table:table-cell>
          <table:table-cell table:style-name="Tabela5.A1" office:value-type="string">
            <text:p text:style-name="P19">15</text:p>
          </table:table-cell>
        </table:table-row>
        <table:table-row>
          <table:table-cell table:style-name="Tabela5.A1" office:value-type="string">
            <text:p text:style-name="P16"><text:span text:style-name="T9">Yuri</text:span><text:span text:style-name="T9"> </text:span><text:span text:style-name="T9">Matheus</text:span><text:span text:style-name="T9"> </text:span><text:span text:style-name="T9">Dias</text:span><text:span text:style-name="T9"> </text:span><text:span text:style-name="T9">Pereira</text:span></text:p>
          </table:table-cell>
          <table:table-cell table:style-name="Tabela5.A1" office:value-type="string">
            <text:p text:style-name="P19">20</text:p>
          </table:table-cell>
        </table:table-row>
      </table:table>
      <text:h text:style-name="P25" text:outline-level="10"><text:bookmark text:name="h.nlnf6bid5zte"/>5.2 - Tecnológicos</text:h>
      <text:p text:style-name="P13">Os recursos tecnológicos necessários estão estabelecidos na seção 2 do Plano de Gerenciamento de Configuração (<text:a xlink:type="simple" xlink:href="../Plano%20de%20Gerenciamento%20de%20Configuração%20v02.odt" text:style-name="Internet_20_link" text:visited-style-name="Visited_20_Internet_20_Link">link aqui</text:a>).</text:p>
      <text:h text:style-name="P24" text:outline-level="10"><text:s text:c="9"/>5.3 - Ambiente de desenvolvimento</text:h>
      <text:p text:style-name="P13">Gastos de recursos financeiros com relação ao ambiente em que a equipe de desenvolvimento utilizará para desenvolver o projeto de software não entram no orçamento do projeto. A organização não responde por gastos pessoais dos envolvidos. O equipamento utilizado é propriedade particular e assim, de escolha dos envolvidos. É previsto também que, os laboratórios do Instituto de Informática, assim como outros ambientes adequados para realização das atividades do projeto (na UFG), quando disponibilizados, serão utilizados para desenvolvimento do projeto.</text:p>
      <text:h text:style-name="P27" text:outline-level="10"><text:bookmark text:name="h.r1rdo6in38v8"/><text:span text:style-name="T3">6– </text:span><text:span text:style-name="T3">Gerenciamento</text:span><text:span text:style-name="T3"> </text:span><text:span text:style-name="T3">de</text:span><text:span text:style-name="T3"> </text:span><text:span text:style-name="T3">Riscos</text:span></text:h>
      <text:p text:style-name="P21">O gerenciamento dos riscos acontecerá através de uma planilha de riscos, onde cada risco possuirá uma descrição, probabilidade de ocorrência, impacto. O plano de Gerenciamento de Riscos produzido estará localizado na mesma pasta que este plano.<text:a xlink:type="simple" xlink:href="../Planilha%20de%20Gerenciamento%20dos%20riscos%20-%20Scrum%20v02.xls" text:style-name="Internet_20_link" text:visited-style-name="Visited_20_Internet_20_Link">(link aqui)</text:a></text:p>
      <text:h text:style-name="P27" text:outline-level="10"><text:bookmark text:name="h.sxcqyq86rrg4"/><text:span text:style-name="T3">7 – </text:span><text:span text:style-name="T3">Plano</text:span><text:span text:style-name="T3"> </text:span><text:span text:style-name="T3">de</text:span><text:span text:style-name="T3"> </text:span><text:span text:style-name="T3">Gerência</text:span><text:span text:style-name="T3"> </text:span><text:span text:style-name="T3">de</text:span><text:span text:style-name="T3"> </text:span><text:span text:style-name="T3">Configuração</text:span></text:h>
      <text:p text:style-name="P11"><text:span text:style-name="T10">Nesta</text:span><text:span text:style-name="T10"> </text:span><text:span text:style-name="T10">seção</text:span><text:span text:style-name="T10"> </text:span><text:span text:style-name="T10">serão</text:span><text:span text:style-name="T10"> </text:span><text:span text:style-name="T10">identificados</text:span><text:span text:style-name="T10"> </text:span><text:span text:style-name="T10">os</text:span><text:span text:style-name="T10"> </text:span><text:span text:style-name="T10">dados</text:span><text:span text:style-name="T10"> </text:span><text:span text:style-name="T10">relevantes</text:span><text:span text:style-name="T10"> </text:span><text:span text:style-name="T10">para</text:span><text:span text:style-name="T10"> </text:span><text:span text:style-name="T10">o</text:span><text:span text:style-name="T10"> </text:span><text:span text:style-name="T10">projeto</text:span><text:span text:style-name="T10">.</text:span> O plano de Gerência de Configuração produzido estará localizado na mesma pasta que este plano. (<text:a xlink:type="simple" xlink:href="../Plano%20de%20Gerenciamento%20de%20Configuração%20v02.odt" text:style-name="Internet_20_link" text:visited-style-name="Visited_20_Internet_20_Link">link aqui</text:a>)</text:p>
      <text:h text:style-name="P27" text:outline-level="10"><text:bookmark text:name="h.69v9ta2ykt4y"/><text:soft-page-break/><text:span text:style-name="T3">8</text:span><text:span text:style-name="T3"> – </text:span><text:span text:style-name="T3">Plano</text:span><text:span text:style-name="T3"> </text:span><text:span text:style-name="T3">de</text:span><text:span text:style-name="T3"> </text:span><text:span text:style-name="T3">Comunicação</text:span></text:h>
      <text:p text:style-name="P10">As comunicações serão planejadas de acordo com o plano de comunicação que estará em outro documento presente na mesmo diretório deste. (<text:a xlink:type="simple" xlink:href="../Plano%20de%20Comunicação.odt" text:style-name="Internet_20_link" text:visited-style-name="Visited_20_Internet_20_Link">link aqui)</text:a></text:p>
      <text:h text:style-name="P27" text:outline-level="10"><text:bookmark text:name="h.4d0xod5fcjw1"/><text:span text:style-name="T3">9</text:span><text:span text:style-name="T3"> – </text:span><text:span text:style-name="T3">Viabilidade</text:span><text:span text:style-name="T3"> </text:span><text:span text:style-name="T3">e</text:span><text:span text:style-name="T3"> </text:span><text:span text:style-name="T3">Avaliação</text:span></text:h>
      <text:p text:style-name="P1"><text:tab/>Tendo em vista que o esforço necessário para o projeto é estimado em 80 horas e o tempo disponível pela equipe é estimado em 102 horas semanais.</text:p>
      <text:p text:style-name="P1"><text:tab/>De acordo com os riscos associados, foram considerados o domínio do negócio, tecnologias a serem utilizadas, ferramentas e técnicas, todos, vinculados ao projeto, o parecer final foi estabelecido como um projeto viável para desenvolvimento.</text:p>
      <text:p text:style-name="P22"><text:tab/>A aprovação foi feita seguindo os critérios de avaliação de requisitos definidos no processo de Gerência de Requisitos (<text:a xlink:type="simple" xlink:href="../../1.04-Qualidade%20de%20Software/Definição%20Processo-Grupo3/G3-GRE-Gerência%20de%20Requisitos.odt" text:style-name="Internet_20_link" text:visited-style-name="Visited_20_Internet_20_Link">link aqui</text:a>).</text:p>
      <text:p text:style-name="P1"><text:s/><text:tab/>Os seguintes interessados forneceram o aceite deste plano e aprovação dos requisitos:</text:p>
      <text:p text:style-name="P1"><text:tab/>- Product Owner (Fornecedor de Requisitos)</text:p>
      <text:p text:style-name="P1"><text:tab/>- Equipe de Desenvolvimento</text:p>
      <text:p text:style-name="P1"><text:tab/>- Scrum Master</text:p>
      <text:p text:style-name="P1"/>
      <text:p text:style-name="P1"><text:tab/>Avaliação Final: Aprovado</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fo:margin-top="0.423cm" fo:margin-bottom="0.212cm"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212cm" fo:line-height="100%" fo:break-before="auto" fo:break-after="auto" fo:keep-with-next="always" style:writing-mode="lr-tb"/>
      <style:text-properties style:font-name="Arial" fo:font-style="italic" fo:font-weight="bold" style:font-name-asian="Arial" style:font-style-asian="italic" style:font-weight-asian="bold" style:font-name-complex="Arial" style:font-style-complex="italic" style:font-weight-complex="bold"/>
    </style:style>
    <style:style style:name="Heading_20_5" style:display-name="Heading 5" style:family="paragraph" style:parent-style-name="Standard" style:class="text">
      <style:paragraph-properties fo:margin-top="0.423cm" fo:margin-bottom="0.212cm" fo:line-height="100%" fo:break-before="auto" fo:break-after="auto" fo:keep-with-next="always" style:writing-mode="lr-tb"/>
      <style:text-properties style:font-name="Arial" fo:font-weight="bold" style:font-name-asian="Arial" style:font-weight-asian="bold" style:font-name-complex="Arial" style:font-weight-complex="bold"/>
    </style:style>
    <style:style style:name="Heading_20_6" style:display-name="Heading 6" style:family="paragraph" style:parent-style-name="Standard" style:class="text">
      <style:paragraph-properties fo:margin-top="0.423cm" fo:margin-bottom="0.212cm" fo:line-height="100%" fo:break-before="auto" fo:break-after="auto" fo:keep-with-next="always" style:writing-mode="lr-tb"/>
      <style:text-properties style:font-name="Arial" fo:font-size="10pt" fo:font-weight="bold" style:font-name-asian="Arial" style:font-size-asian="10pt" style:font-weight-asian="bold" style:font-name-complex="Arial" style:font-size-complex="10pt"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Daniel de Oliveira Vasconcelos</dc:creator>
    <meta:editing-cycles>12</meta:editing-cycles>
    <dc:date>2015-06-04T15:27:43.66</dc:date>
    <meta:editing-duration>PT1H24M41S</meta:editing-duration>
    <meta:document-statistic meta:table-count="5" meta:image-count="1" meta:object-count="0" meta:page-count="9" meta:paragraph-count="207" meta:word-count="2037" meta:character-count="12866"/>
  </office:meta>
</office:document-meta>
</file>